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ythonScriptTemplat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ythonScriptTemplateTests.render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TemplatingConfiguration.jython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ythonScriptTemplateTests.createViewWithUrl( String view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ythonScriptTemplateTests.render( String viewUrl , Map &lt; String , Object &gt;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